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ow can Quantum Dots emit light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Kock</meta:initial-creator>
    <dc:creator>Kock, Sebastian (PG/T - Physics)</dc:creator>
    <meta:creation-date>2021-11-27T20:07:00Z</meta:creation-date>
    <dc:date>2021-11-28T17:46:00Z</dc:date>
    <meta:template xlink:href="Normal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